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ea05" officeooo:paragraph-rsid="0008ea05"/>
    </style:style>
    <style:style style:name="P2" style:family="paragraph" style:parent-style-name="Standard">
      <style:text-properties fo:font-weight="bold" officeooo:rsid="0008ea05" officeooo:paragraph-rsid="0008ea05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8ea05" officeooo:paragraph-rsid="0008ea0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ssier de conception « Square Games » – Pierre et Stéphane – 16 janvier 2023</text:p>
      <text:p text:style-name="P1"/>
      <text:p text:style-name="P1"/>
      <text:p text:style-name="P3">Convention de nommage</text:p>
      <text:p text:style-name="P1"/>
      <text:p text:style-name="P1">Anglais avec les mots séparés par « _ ». <text:s text:c="2"/>exemple id_legal_guardian</text:p>
      <text:p text:style-name="P1"/>
      <text:p text:style-name="P1">Nom des tables : en minuscules</text:p>
      <text:p text:style-name="P1">Nom des données : en minuscules</text:p>
      <text:p text:style-name="P1">Nom des classes : 1ère lettre de chaque mot en majuscule, le reste en minuscules, pas de « _ »</text:p>
      <text:p text:style-name="P1">Nom des constantes : toutes les lettres en majuscules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3:10:56.856424607</meta:creation-date>
    <dc:date>2023-01-16T13:29:52.950780451</dc:date>
    <meta:editing-duration>PT8M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7" meta:word-count="68" meta:character-count="374" meta:non-whitespace-character-count="309"/>
  </office:meta>
</office:document-meta>
</file>